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74b" officeooo:paragraph-rsid="0003474b"/>
    </style:style>
    <style:style style:name="P2" style:family="paragraph" style:parent-style-name="Standard">
      <style:text-properties officeooo:rsid="00041df2" officeooo:paragraph-rsid="00041df2"/>
    </style:style>
    <style:style style:name="P3" style:family="paragraph" style:parent-style-name="Standard">
      <style:text-properties officeooo:rsid="000508be" officeooo:paragraph-rsid="000508be"/>
    </style:style>
    <style:style style:name="P4" style:family="paragraph" style:parent-style-name="Standard">
      <style:text-properties officeooo:rsid="0006eff7" officeooo:paragraph-rsid="0006eff7"/>
    </style:style>
    <style:style style:name="P5" style:family="paragraph" style:parent-style-name="Standard">
      <style:text-properties officeooo:rsid="000839e9" officeooo:paragraph-rsid="000839e9"/>
    </style:style>
    <style:style style:name="P6" style:family="paragraph" style:parent-style-name="Standard">
      <style:text-properties officeooo:rsid="00086bd6" officeooo:paragraph-rsid="00086bd6"/>
    </style:style>
    <style:style style:name="P7" style:family="paragraph" style:parent-style-name="Standard">
      <style:text-properties officeooo:rsid="000a0f23" officeooo:paragraph-rsid="000a0f23"/>
    </style:style>
    <style:style style:name="P8" style:family="paragraph" style:parent-style-name="Standard">
      <style:text-properties officeooo:rsid="000bcc9e" officeooo:paragraph-rsid="000bcc9e"/>
    </style:style>
    <style:style style:name="P9" style:family="paragraph" style:parent-style-name="Standard">
      <style:text-properties officeooo:rsid="000d1579" officeooo:paragraph-rsid="000df26d"/>
    </style:style>
    <style:style style:name="T1" style:family="text">
      <style:text-properties officeooo:rsid="000905fa"/>
    </style:style>
    <style:style style:name="T2" style:family="text">
      <style:text-properties officeooo:rsid="000bc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«одностраничных активити»</text:p>
      <text:p text:style-name="P1"/>
      <text:p text:style-name="P1">android:onClick="sendMessage" /&gt;</text:p>
      <text:p text:style-name="P1">public void sendMessage(View view) {</text:p>
      <text:p text:style-name="P1"><text:s text:c="4"/>// Do something in response to button</text:p>
      <text:p text:style-name="P1">}</text:p>
      <text:p text:style-name="P1"/>
      <text:p text:style-name="P2">Intent intent = new Intent(this, DisplayMessageActivity.class);</text:p>
      <text:p text:style-name="P2"/>
      <text:p text:style-name="P2">onCreateOptionsMenu() и onOptionsItemSelected() - необязательные методы</text:p>
      <text:p text:style-name="P2"/>
      <text:p text:style-name="P3">Интент для шаринга</text:p>
      <text:p text:style-name="P4"/>
      <text:p text:style-name="P4">Чтобы можно было отобразить любой файлик</text:p>
      <text:p text:style-name="P5">1) добавляем интент-фильтр</text:p>
      <text:p text:style-name="P6">&lt;intent-filter&gt;</text:p>
      <text:p text:style-name="P6"><text:s text:c="16"/>&lt;action android:name="android.intent.action.SE<text:span text:style-name="T1">ND</text:span>" /&gt;</text:p>
      <text:p text:style-name="P7"><text:tab/> <text:s text:c="3"/>&lt;category android:name="android.intent.category.DEFAULT" /&gt;</text:p>
      <text:p text:style-name="P8"><text:tab/> <text:s text:c="3"/>&lt;data.android:mimeType=''image/*''&gt;</text:p>
      <text:p text:style-name="P8"/>
      <text:p text:style-name="P9">Получить: </text:p>
      <text:p text:style-name="P9">getIntent().getExtras().get(Intent.EXTRASTREAM);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1:40:59.497637134</meta:creation-date>
    <meta:generator>LibreOffice/4.2.3.3$Linux_X86_64 LibreOffice_project/420m0$Build-3</meta:generator>
    <dc:date>2014-06-09T18:40:57.468629347</dc:date>
    <meta:editing-duration>PT17M5S</meta:editing-duration>
    <meta:editing-cycles>12</meta:editing-cycles>
    <meta:document-statistic meta:table-count="0" meta:image-count="0" meta:object-count="0" meta:page-count="1" meta:paragraph-count="16" meta:word-count="52" meta:character-count="602" meta:non-whitespace-character-count="535"/>
  </office:meta>
</office:document-meta>
</file>